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e0006"/>
    </style:style>
    <style:style style:name="P2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e0006" officeooo:paragraph-rsid="000e000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e0006" officeooo:paragraph-rsid="0011231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13a44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Footer">
      <style:text-properties officeooo:paragraph-rsid="00153971"/>
    </style:style>
    <style:style style:name="P7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13a44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0000ff" officeooo:rsid="000334a6"/>
    </style:style>
    <style:style style:name="T2" style:family="text">
      <style:text-properties fo:color="#0000ff" officeooo:rsid="000ef50b"/>
    </style:style>
    <style:style style:name="T3" style:family="text">
      <style:text-properties fo:color="#999999" officeooo:rsid="0005f17c"/>
    </style:style>
    <style:style style:name="T4" style:family="text">
      <style:text-properties fo:color="#999999" officeooo:rsid="000e208d"/>
    </style:style>
    <style:style style:name="T5" style:family="text">
      <style:text-properties fo:color="#999999" officeooo:rsid="0010ea56"/>
    </style:style>
    <style:style style:name="T6" style:family="text">
      <style:text-properties officeooo:rsid="000e0006"/>
    </style:style>
    <style:style style:name="T7" style:family="text">
      <style:text-properties officeooo:rsid="000334a6"/>
    </style:style>
    <style:style style:name="T8" style:family="text">
      <style:text-properties officeooo:rsid="0014f48f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M6-1-Sample Solution to Assignment 5</text:span>.vbs</text:p>
      <text:p text:style-name="P2"/>
      <text:p text:style-name="P5"><text:span text:style-name="T1">Dim</text:span> firstNumber, secondNumber, operand, result</text:p>
      <text:p text:style-name="P5"/>
      <text:p text:style-name="P5">operand = InputBox(<text:span text:style-name="T3">"Choose the operation to perform (+, -, *, /):"</text:span>)</text:p>
      <text:p text:style-name="P5"/>
      <text:p text:style-name="P5"><text:span text:style-name="T1">If</text:span> operand = <text:span text:style-name="T3">"</text:span><text:span text:style-name="T4">+</text:span><text:span text:style-name="T3">"</text:span> <text:span text:style-name="T1">Or</text:span> operand = <text:span text:style-name="T3">"-"</text:span> <text:span text:style-name="T1">Or</text:span> operand = <text:span text:style-name="T3">"*"</text:span> <text:span text:style-name="T1">Or</text:span> operand = <text:span text:style-name="T3">"/"</text:span> <text:span text:style-name="T1">Then</text:span></text:p>
      <text:p text:style-name="P5"><text:s text:c="2"/>firstNumber = <text:span text:style-name="T8">GetNumber</text:span>(<text:span text:style-name="T3">"Please enter the first number:"</text:span>)</text:p>
      <text:p text:style-name="P5"><text:s text:c="2"/>secondNumber = <text:span text:style-name="T8">GetNuber</text:span>(<text:span text:style-name="T3">"Please enter the second number:"</text:span>)</text:p>
      <text:p text:style-name="P5"/>
      <text:p text:style-name="P5"><text:s text:c="2"/><text:span text:style-name="T1">If</text:span> operand = <text:span text:style-name="T3">"+"</text:span> <text:span text:style-name="T1">Then</text:span></text:p>
      <text:p text:style-name="P5"><text:s text:c="4"/>result = firstNumber + secondNumber</text:p>
      <text:p text:style-name="P5"><text:s text:c="2"/><text:span text:style-name="T1">ElseIf</text:span> operand = <text:span text:style-name="T3">"-"</text:span> <text:span text:style-name="T1">Then</text:span></text:p>
      <text:p text:style-name="P5"><text:s text:c="4"/>result = firstNumber - secondNumber</text:p>
      <text:p text:style-name="P5"><text:s text:c="2"/><text:span text:style-name="T1">ElseIf</text:span> operand = <text:span text:style-name="T3">"*"</text:span> <text:span text:style-name="T1">Then</text:span></text:p>
      <text:p text:style-name="P5"><text:s text:c="4"/>result = firstNumber * secondNumber</text:p>
      <text:p text:style-name="P5"><text:s text:c="2"/><text:span text:style-name="T1">ElseIf</text:span> operand = <text:span text:style-name="T3">"/"</text:span> <text:span text:style-name="T1">Then</text:span></text:p>
      <text:p text:style-name="P5"><text:s text:c="4"/>result = firstNumber / secondNumber</text:p>
      <text:p text:style-name="P5"><text:s text:c="2"/><text:span text:style-name="T1">End</text:span> <text:span text:style-name="T1">If</text:span></text:p>
      <text:p text:style-name="P5"><text:s text:c="2"/></text:p>
      <text:p text:style-name="P5"><text:s text:c="2"/>MsgBox firstNumber &amp; <text:span text:style-name="T3">" "</text:span> &amp; operand &amp; <text:span text:style-name="T3">" "</text:span> &amp; secondNumber &amp; <text:span text:style-name="T3">" = " </text:span>&amp; result</text:p>
      <text:p text:style-name="P5"><text:span text:style-name="T1">E</text:span><text:span text:style-name="T2">lse</text:span></text:p>
      <text:p text:style-name="P5"><text:span text:style-name="T7"><text:s text:c="2"/>MsgBox </text:span><text:span text:style-name="T3">"</text:span><text:span text:style-name="T5">Invalid oepration</text:span><text:span text:style-name="T3">"</text:span></text:p>
      <text:p text:style-name="P7">End If</text:p>
      <text:p text:style-name="P3"/>
      <text:p text:style-name="P3"><text:span text:style-name="T1">Function</text:span> GetNumber(text)</text:p>
      <text:p text:style-name="P3"><text:s text:c="2"/><text:span text:style-name="T1">Dim</text:span> input</text:p>
      <text:p text:style-name="P3"/>
      <text:p text:style-name="P3"><text:s text:c="2"/><text:span text:style-name="T1">Do</text:span></text:p>
      <text:p text:style-name="P3"><text:s text:c="4"/>input = InputBox(text)</text:p>
      <text:p text:style-name="P4"/>
      <text:p text:style-name="P4"><text:s text:c="4"/><text:span text:style-name="T1">If</text:span> input = <text:span text:style-name="T3">""</text:span> <text:span text:style-name="T1">Then</text:span></text:p>
      <text:p text:style-name="P4"><text:s text:c="6"/>WScript.Quit</text:p>
      <text:p text:style-name="P4"><text:s text:c="4"/><text:span text:style-name="T1">End</text:span> <text:span text:style-name="T1">If</text:span></text:p>
      <text:p text:style-name="P3"><text:s text:c="2"/><text:span text:style-name="T1">Loop</text:span> <text:span text:style-name="T1">Until</text:span> IsNumeric(input)</text:p>
      <text:p text:style-name="P3"><text:s text:c="2"/></text:p>
      <text:p text:style-name="P3"><text:s text:c="2"/>GetNumber = CInt(input)</text:p>
      <text:p text:style-name="P3"><text:span text:style-name="T1">End</text:span> <text:span text:style-name="T1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5397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6:15.277000000</dc:date>
    <meta:editing-duration>PT11M36S</meta:editing-duration>
    <meta:editing-cycles>23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33" meta:word-count="158" meta:character-count="1066" meta:non-whitespace-character-count="827"/>
  </office:meta>
</office:document-meta>
</file>